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2cm" draw:marker-end-width="0.42cm" draw:stroke-linejoin="none" draw:fill="none" draw:fill-color="#579d1c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="none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7cm" svg:stroke-color="#ff420e" draw:marker-start-width="0.42cm" draw:marker-end-width="0.42cm" draw:stroke-linejoin="none" draw:fill="none" draw:fill-color="#ff420e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7cm" svg:stroke-color="#ff420e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579d1c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2" style:family="graphic" style:parent-style-name="standard">
      <style:graphic-properties svg:stroke-width="0.05cm" svg:stroke-color="#ff420e" draw:marker-start-width="0.38cm" draw:marker-end-width="0.38cm" draw:stroke-linejoin="none" draw:fill="none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1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2cm"/>
    </style:style>
    <style:style style:name="P1" style:family="paragraph">
      <loext:graphic-properties draw:fill="none" draw:fill-color="#579d1c" draw:opacity="50%"/>
      <style:paragraph-properties fo:text-align="center"/>
      <style:text-properties style:font-name="Source Sans Pro Semi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579d1c" draw:opacity="50%"/>
      <style:paragraph-properties fo:text-align="center"/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420e" draw:opacity="50%"/>
      <style:paragraph-properties fo:text-align="center"/>
      <style:text-properties style:font-name="Source Sans Pro Semibold"/>
    </style:style>
    <style:style style:name="P5" style:family="paragraph">
      <loext:graphic-properties draw:fill="solid" draw:fill-color="#ff420e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d320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579d1c"/>
      <style:paragraph-properties fo:text-align="center"/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loext:graphic-properties draw:fill="none"/>
      <style:paragraph-properties fo:text-align="center"/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 draw:fill-color="#ff420e" draw:opacity="50%"/>
      <style:paragraph-properties fo:text-align="center"/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14" style:family="paragraph">
      <loext:graphic-properties draw:fill-color="#004586"/>
      <style:paragraph-properties fo:text-align="center"/>
      <style:text-properties style:font-name="Source Sans Pro Semibold"/>
    </style:style>
    <style:style style:name="P15" style:family="paragraph">
      <loext:graphic-properties draw:fill="none" draw:fill-color="#ffffff"/>
      <style:text-properties fo:color="#004586" style:font-name="Source Sans Pro Semibold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color="#004586" style:font-name="Source Sans Pro Semibold" fo:font-size="18pt" fo:font-weight="bold" style:font-weight-asian="bold" style:font-weight-complex="bold"/>
    </style:style>
    <style:style style:name="T9" style:family="text"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0.803cm" svg:y="1.838cm">
          <text:p/>
          <draw:enhanced-geometry svg:viewBox="0 0 21600 21600" draw:mirror-horizontal="true" draw:type="line-callout-1" draw:modifiers="-23500.8 9229.38530734633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375cm" svg:height="1.25cm" svg:x="7.927cm" svg:y="2.338cm">
          <text:p text:style-name="P2"><text:span text:style-name="T1">programme</text:span></text:p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75cm" svg:height="4.625cm" svg:x="0.793cm" svg:y="4.463cm">
          <text:p/>
          <draw:enhanced-geometry svg:viewBox="0 0 21600 21600" draw:mirror-horizontal="true" draw:type="line-callout-1" draw:modifiers="-34530.5687203791 6462.25680933852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3.072cm" svg:height="0.875cm" svg:x="0.977cm" svg:y="7.963cm">
          <text:p text:style-name="P2"><text:span text:style-name="T2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1cm" svg:x="0.977cm" svg:y="6.713cm">
          <text:p text:style-name="P2"><text:span text:style-name="T2">liaison</text:span></text:p>
          <text:p text:style-name="P2"><text:span text:style-name="T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0.875cm" svg:x="0.977cm" svg:y="5.588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0.977cm" svg:y="4.588cm">
          <text:p text:style-name="P2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1.499cm" svg:x="0.955cm" svg:y="2.089cm">
          <text:p text:style-name="P2"><text:span text:style-name="T3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7.5cm" svg:height="3.375cm" svg:x="9.302cm" svg:y="4.963cm">
          <text:p text:style-name="P2"><text:span text:style-name="T4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9.25cm" svg:height="4.875cm" svg:x="7.802cm" svg:y="3.713cm">
          <text:p text:style-name="P2"><text:span text:style-name="T5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0.625cm" svg:height="6.625cm" svg:x="6.677cm" svg:y="2.213cm">
          <text:p text:style-name="P2"><text:span text:style-name="T6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3.75cm" svg:height="1.375cm" svg:x="9.677cm" svg:y="5.463cm">
          <text:p text:style-name="P2"><text:span text:style-name="T7">sous-système</text:span></text:p>
          <text:p text:style-name="P2"><text:span text:style-name="T7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5cm" svg:height="1cm" svg:x="2.277cm" svg:y="3.5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602cm" svg:height="1.052cm" svg:x="2.952cm" svg:y="3.6cm">
          <draw:text-box>
            <text:p><text:span text:style-name="T8">socket</text:span></text:p>
          </draw:text-box>
        </draw:frame>
        <draw:frame draw:style-name="gr15" draw:text-style-name="P16" draw:layer="layout" svg:width="4.456cm" svg:height="1.675cm" svg:x="0.3cm" svg:y="0.2cm">
          <draw:text-box>
            <text:p text:style-name="P2"><text:span text:style-name="T9">modèle</text:span></text:p>
            <text:p text:style-name="P2"><text:span text:style-name="T9">contemporain</text:span></text:p>
          </draw:text-box>
        </draw:frame>
        <draw:frame draw:style-name="gr16" draw:text-style-name="P16" draw:layer="layout" svg:width="4.452cm" svg:height="1.675cm" svg:x="9.7cm" svg:y="0.201cm">
          <draw:text-box>
            <text:p text:style-name="P2"><text:span text:style-name="T9">système</text:span></text:p>
            <text:p text:style-name="P2"><text:span text:style-name="T9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1cm" fo:margin-left="0.1cm" fo:margin-right="0.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7:42:51.312086919</dc:date>
    <meta:editing-duration>PT15H27M25S</meta:editing-duration>
    <meta:editing-cycles>56</meta:editing-cycles>
    <meta:generator>LibreOffice/5.2.5.1$Linux_X86_64 LibreOffice_project/20m0$Build-1</meta:generator>
    <dc:creator>Philippe Latu</dc:creator>
    <meta:document-statistic meta:object-count="16"/>
  </office:meta>
</office:document-meta>
</file>